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2">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officeooo:rsid="0017a812" officeooo:paragraph-rsid="0017a8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or each pile listed below, which data structure did you decided to use and what was the reason for the choice? Do not use the hints in the assignment webpage as an explanation, but instead focus on the operations that you needed and how the data structure supports them.</text:p>
      <text:list xml:id="list2605687897" text:style-name="L2">
        <text:list-item>
          <text:list>
            <text:list-item>
              <text:p text:style-name="P2">dealing pile </text:p>
            </text:list-item>
          </text:list>
        </text:list-item>
      </text:list>
      <text:p text:style-name="P3">I have used </text:p>
      <text:list xml:id="list210760125983368" text:continue-numbering="true" text:style-name="L2">
        <text:list-item>
          <text:list>
            <text:list-item>
              <text:p text:style-name="P2">a player's playing pile </text:p>
            </text:list-item>
            <text:list-item>
              <text:p text:style-name="P2">a player's storage pile </text:p>
            </text:list-item>
            <text:list-item>
              <text:p text:style-name="P2">the opponent's playing pile </text:p>
            </text:list-item>
            <text:list-item>
              <text:p text:style-name="P2">the opponent's storage pile </text:p>
            </text:list-item>
            <text:list-item>
              <text:p text:style-name="P2">loot pile </text:p>
            </text:list-item>
          </text:list>
        </text:list-item>
        <text:list-item>
          <text:p text:style-name="P2">Precisely describe what the data structure should be for the initial pile that needs to be shuffled, and why it may or may not be different from the data structure for the dealing pile. </text:p>
        </text:list-item>
        <text:list-item>
          <text:p text:style-name="P2">Most design choices have advantages as well as disadvantages. Describe the primary advantages of using a stack or a queue data structure, which is admittedly restricted in how you would use it, versus a Python list for the last three piles in the list above. </text:p>
        </text:list-item>
        <text:list-item>
          <text:p text:style-name="P2">Describe at least one disadvantage of using a stack or a queue data structure, versus a Python list for the last three piles in the list above. </text:p>
        </text:list-item>
        <text:list-item>
          <text:p text:style-name="P1">Imagine you are in a hackathon where you are restricted to using a single data structure for all of the piles and you have to choose between using all stacks and using all queue.  Explain whether you would choose all stacks or all queues if you want to have the smallest impact on how the game functioned?  Explain what changes and why you made the choice you did.  </text:p>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5T21:07:59.909546758</dc:date>
    <meta:editing-duration>PT6M18S</meta:editing-duration>
    <meta:editing-cycles>1</meta:editing-cycles>
    <meta:document-statistic meta:table-count="0" meta:image-count="0" meta:object-count="0" meta:page-count="1" meta:paragraph-count="12" meta:word-count="256" meta:character-count="1385" meta:non-whitespace-character-count="1137"/>
    <meta:generator>LibreOffice/5.4.5.1$Linux_X86_64 LibreOffice_project/40m0$Build-1</meta:generator>
  </office:meta>
</office:document-meta>
</file>